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1.8193in"/>
    </style:style>
    <style:style style:name="co4" style:family="table-column">
      <style:table-column-properties fo:break-before="auto" style:column-width="1.7591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99" fo:border="0.06pt solid #000000"/>
    </style:style>
    <style:style style:name="ce2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in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9" office:value-type="string" calcext:value-type="string">
            <text:p>Center Brick Number</text:p>
          </table:table-cell>
          <table:table-cell table:style-name="ce19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9" office:value-type="string" calcext:value-type="string">
            <text:p>SR 1</text:p>
          </table:table-cell>
          <table:table-cell table:style-name="ce28" office:value-type="string" calcext:value-type="string">
            <text:p>SR 2</text:p>
          </table:table-cell>
          <table:table-cell table:style-name="ce28" office:value-type="string" calcext:value-type="string">
            <text:p>SR 3</text:p>
          </table:table-cell>
          <table:table-cell table:style-name="ce19" office:value-type="string" calcext:value-type="string">
            <text:p>SR 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21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0.4115" calcext:value-type="float">
            <text:p>0.4115</text:p>
          </table:table-cell>
          <table:table-cell table:number-columns-repeated="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0.3795" calcext:value-type="float">
            <text:p>0.3795</text:p>
          </table:table-cell>
          <table:table-cell table:number-columns-repeated="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0.071" calcext:value-type="float">
            <text:p>0.0710</text:p>
          </table:table-cell>
          <table:table-cell table:number-columns-repeated="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0.0427" calcext:value-type="float">
            <text:p>0.0427</text:p>
          </table:table-cell>
          <table:table-cell table:number-columns-repeated="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0.1043" calcext:value-type="float">
            <text:p>0.1043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0.0997" calcext:value-type="float">
            <text:p>0.0997</text:p>
          </table:table-cell>
          <table:table-cell table:number-columns-repeated="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0.1698" calcext:value-type="float">
            <text:p>0.1698</text:p>
          </table:table-cell>
          <table:table-cell table:number-columns-repeated="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0.2531" calcext:value-type="float">
            <text:p>0.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4" office:value-type="string" calcext:value-type="string">
            <text:p>Distance to Office of SR 1</text:p>
          </table:table-cell>
          <table:table-cell table:style-name="ce14" office:value-type="string" calcext:value-type="string">
            <text:p>Distance to Office of SR 2</text:p>
          </table:table-cell>
          <table:table-cell table:style-name="ce14" office:value-type="string" calcext:value-type="string">
            <text:p>Distance to Office of SR 3</text:p>
          </table:table-cell>
          <table:table-cell table:style-name="ce24" office:value-type="string" calcext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float" office:value="16.16" calcext:value-type="float">
            <text:p>16.16</text:p>
          </table:table-cell>
          <table:table-cell table:style-name="ce15" office:value-type="float" office:value="24.08" calcext:value-type="float">
            <text:p>24.08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25" office:value-type="float" office:value="21.12" calcext:value-type="float">
            <text:p>21.1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float" office:value="19" calcext:value-type="float">
            <text:p>19.00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25" office:value-type="float" office:value="17.33" calcext:value-type="float">
            <text:p>17.33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25" office:value-type="float" office:value="12.25" calcext:value-type="float">
            <text:p>12.25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8.31" calcext:value-type="float">
            <text:p>8.31</text:p>
          </table:table-cell>
          <table:table-cell table:style-name="ce25" office:value-type="float" office:value="36.12" calcext:value-type="float">
            <text:p>36.12</text:p>
          </table:table-cell>
          <table:table-cell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6.44" calcext:value-type="float">
            <text:p>6.44</text:p>
          </table:table-cell>
          <table:table-cell table:style-name="ce15" office:value-type="float" office:value="7.56" calcext:value-type="float">
            <text:p>7.56</text:p>
          </table:table-cell>
          <table:table-cell table:style-name="ce25" office:value-type="float" office:value="37.37" calcext:value-type="float">
            <text:p>37.37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7.51" calcext:value-type="float">
            <text:p>7.51</text:p>
          </table:table-cell>
          <table:table-cell table:style-name="ce15" office:value-type="float" office:value="8.19" calcext:value-type="float">
            <text:p>8.19</text:p>
          </table:table-cell>
          <table:table-cell table:style-name="ce25" office:value-type="float" office:value="36.29" calcext:value-type="float">
            <text:p>36.29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0.31" calcext:value-type="float">
            <text:p>10.31</text:p>
          </table:table-cell>
          <table:table-cell table:style-name="ce15" office:value-type="float" office:value="10.95" calcext:value-type="float">
            <text:p>10.95</text:p>
          </table:table-cell>
          <table:table-cell table:style-name="ce25" office:value-type="float" office:value="33.5" calcext:value-type="float">
            <text:p>33.50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office:value-type="float" office:value="2.87" calcext:value-type="float">
            <text:p>2.87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5.67" calcext:value-type="float">
            <text:p>5.67</text:p>
          </table:table-cell>
          <table:table-cell table:style-name="ce25" office:value-type="float" office:value="38.8" calcext:value-type="float">
            <text:p>38.80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8.01" calcext:value-type="float">
            <text:p>8.01</text:p>
          </table:table-cell>
          <table:table-cell table:style-name="ce15" office:value-type="float" office:value="7.41" calcext:value-type="float">
            <text:p>7.41</text:p>
          </table:table-cell>
          <table:table-cell table:style-name="ce25" office:value-type="float" office:value="38.16" calcext:value-type="float">
            <text:p>38.16</text:p>
          </table:table-cell>
          <table:table-cell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office:value-type="float" office:value="12.35" calcext:value-type="float">
            <text:p>12.35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4.35" calcext:value-type="float">
            <text:p>4.35</text:p>
          </table:table-cell>
          <table:table-cell table:style-name="ce25" office:value-type="float" office:value="48.27" calcext:value-type="float">
            <text:p>48.27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office:value-type="float" office:value="11.11" calcext:value-type="float">
            <text:p>11.11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2.97" calcext:value-type="float">
            <text:p>2.97</text:p>
          </table:table-cell>
          <table:table-cell table:style-name="ce25" office:value-type="float" office:value="47.14" calcext:value-type="float">
            <text:p>47.14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office:value-type="float" office:value="21.99" calcext:value-type="float">
            <text:p>21.99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24.07" calcext:value-type="float">
            <text:p>24.07</text:p>
          </table:table-cell>
          <table:table-cell table:style-name="ce25" office:value-type="float" office:value="39.86" calcext:value-type="float">
            <text:p>39.86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.3" calcext:value-type="float">
            <text:p>3.30</text:p>
          </table:table-cell>
          <table:table-cell table:style-name="ce15" office:value-type="float" office:value="5.36" calcext:value-type="float">
            <text:p>5.36</text:p>
          </table:table-cell>
          <table:table-cell table:style-name="ce25" office:value-type="float" office:value="43.31" calcext:value-type="float">
            <text:p>43.31</text:p>
          </table:table-cell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.07" calcext:value-type="float">
            <text:p>2.07</text:p>
          </table:table-cell>
          <table:table-cell table:style-name="ce25" office:value-type="float" office:value="43.75" calcext:value-type="float">
            <text:p>43.75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.25" calcext:value-type="float">
            <text:p>2.25</text:p>
          </table:table-cell>
          <table:table-cell table:style-name="ce15" office:value-type="float" office:value="1.11" calcext:value-type="float">
            <text:p>1.11</text:p>
          </table:table-cell>
          <table:table-cell table:style-name="ce25" office:value-type="float" office:value="45.43" calcext:value-type="float">
            <text:p>45.43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" calcext:value-type="float">
            <text:p>0.00</text:p>
          </table:table-cell>
          <table:table-cell table:style-name="ce25" office:value-type="float" office:value="44.43" calcext:value-type="float">
            <text:p>44.43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2.44" calcext:value-type="float">
            <text:p>2.44</text:p>
          </table:table-cell>
          <table:table-cell table:style-name="ce15" office:value-type="float" office:value="1.11" calcext:value-type="float">
            <text:p>1.11</text:p>
          </table:table-cell>
          <table:table-cell table:style-name="ce25" office:value-type="float" office:value="43.43" calcext:value-type="float">
            <text:p>43.43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office:value-type="float" office:value="7.55" calcext:value-type="float">
            <text:p>7.55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53" calcext:value-type="float">
            <text:p>1.53</text:p>
          </table:table-cell>
          <table:table-cell table:style-name="ce25" office:value-type="float" office:value="43.52" calcext:value-type="float">
            <text:p>43.52</text:p>
          </table:table-cell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8.41" calcext:value-type="float">
            <text:p>18.41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25" office:value-type="float" office:value="25.4" calcext:value-type="float">
            <text:p>25.40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17.49" calcext:value-type="float">
            <text:p>17.49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25" office:value-type="float" office:value="23.21" calcext:value-type="float">
            <text:p>23.21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5" office:value-type="float" office:value="11.03" calcext:value-type="float">
            <text:p>11.03</text:p>
          </table:table-cell>
          <table:table-cell table:style-name="ce15" office:value-type="float" office:value="18.93" calcext:value-type="float">
            <text:p>18.93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25" office:value-type="float" office:value="25.43" calcext:value-type="float">
            <text:p>25.43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6" office:value-type="float" office:value="36.12" calcext:value-type="float">
            <text:p>36.12</text:p>
          </table:table-cell>
          <table:table-cell table:style-name="ce16" office:value-type="float" office:value="43.75" calcext:value-type="float">
            <text:p>43.75</text:p>
          </table:table-cell>
          <table:table-cell table:style-name="ce16" office:value-type="float" office:value="44.43" calcext:value-type="float">
            <text:p>44.43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>
            <text:p>Objective</text:p>
          </table:table-cell>
          <table:table-cell table:number-columns-repeated="7"/>
        </table:table-row>
        <table:table-row table:style-name="ro2">
          <table:table-cell table:style-name="ce7" table:formula="of:=SUMPRODUCT([.B69:.B90];[.B40:.B61]) + SUMPRODUCT([.C69:.C90];[.C40:.C61]) + SUMPRODUCT([.D69:.D90];[.D40:.D61]) + SUMPRODUCT([.E69:.E90];[.E40:.E61])" office:value-type="float" office:value="162.43" calcext:value-type="float">
            <text:p>162.4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>
            <text:p>Decision Variab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8" office:value-type="string" calcext:value-type="string">
            <text:p>Brick Number</text:p>
          </table:table-cell>
          <table:table-cell table:style-name="ce17" office:value-type="string" calcext:value-type="string">
            <text:p>SR 1</text:p>
          </table:table-cell>
          <table:table-cell table:style-name="ce22" office:value-type="string" calcext:value-type="string">
            <text:p>SR 2</text:p>
          </table:table-cell>
          <table:table-cell table:style-name="ce22" office:value-type="string" calcext:value-type="string">
            <text:p>SR 3</text:p>
          </table:table-cell>
          <table:table-cell table:style-name="ce27" office:value-type="string" calcext:value-type="string">
            <text:p>SR 4</text:p>
          </table:table-cell>
          <table:table-cell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69:.E69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70:.E70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71:.E71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2:.E7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3:.E73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4:.E74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5:.E7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6:.E76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77:.E77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78:.E78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SUM([.B79:.E79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80:.E80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SUM([.B81:.E81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SUM([.B82:.E8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83:.E83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84:.E84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formula="of:=SUM([.B85:.E8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86:.E86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formula="of:=SUM([.B87:.E87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88:.E88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89:.E89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90:.E90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style-name="ce6"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brick 1 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 LB</text:p>
          </table:table-cell>
          <table:table-cell table:formula="of:=SUMPRODUCT([.B69:.B90];[.B14:.B35])" office:value-type="float" office:value="0.9379" calcext:value-type="float">
            <text:p>0.9379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R 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formula="of:=SUMPRODUCT([.C69:.C90];[.B14:.B35])" office:value-type="float" office:value="1.073" calcext:value-type="float">
            <text:p>1.073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R 2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formula="of:=SUMPRODUCT([.D69:.D90];[.B14:.B35])" office:value-type="float" office:value="1.0866" calcext:value-type="float">
            <text:p>1.0866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R 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formula="of:=SUMPRODUCT([.E69:.E90];[.B14:.B35])" office:value-type="float" office:value="0.9025" calcext:value-type="float">
            <text:p>0.9025</text:p>
          </table:table-cell>
          <table:table-cell office:value-type="string" calcext:value-type="string">
            <text:p>&gt;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R 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nclusion</text:p>
          </table:table-cell>
          <table:table-cell table:formula="of:=SUMPRODUCT([.B69:.B90];[.E6:.E27])" office:value-type="float" office:value="3" calcext:value-type="float">
            <text:p>3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 1</text:p>
          </table:table-cell>
          <table:table-cell table:number-columns-repeated="3"/>
        </table:table-row>
        <table:table-row table:style-name="ro1">
          <table:table-cell/>
          <table:table-cell table:formula="of:=SUMPRODUCT([.C69:.C90];[.F6:.F2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 2</text:p>
          </table:table-cell>
          <table:table-cell table:number-columns-repeated="3"/>
        </table:table-row>
        <table:table-row table:style-name="ro1">
          <table:table-cell/>
          <table:table-cell table:formula="of:=SUMPRODUCT([.D69:.D90];[.G6:.G27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 3</text:p>
          </table:table-cell>
          <table:table-cell table:number-columns-repeated="3"/>
        </table:table-row>
        <table:table-row table:style-name="ro1">
          <table:table-cell/>
          <table:table-cell table:formula="of:=SUMPRODUCT([.E69:.E90];[.H6:.H2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 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Workload UB</text:p>
          </table:table-cell>
          <table:table-cell table:formula="of:=SUMPRODUCT([.B69:.B90];[.B14:.B35])" office:value-type="float" office:value="0.9379" calcext:value-type="float">
            <text:p>0.9379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SUMPRODUCT([.C69:.C90];[.B14:.B35])" office:value-type="float" office:value="1.073" calcext:value-type="float">
            <text:p>1.073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SUMPRODUCT([.D69:.D90];[.B14:.B35])" office:value-type="float" office:value="1.0866" calcext:value-type="float">
            <text:p>1.0866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2">
          <table:table-cell/>
          <table:table-cell table:formula="of:=SUMPRODUCT([.E69:.E90];[.B14:.B35])" office:value-type="float" office:value="0.9025" calcext:value-type="float">
            <text:p>0.9025</text:p>
          </table:table-cell>
          <table:table-cell office:value-type="string" calcext:value-type="string">
            <text:p>&lt;=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 table:number-rows-repeated="1048458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8:20:03.898093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5-19T09:07:29.006862897</dc:date>
    <meta:editing-duration>P2DT1H15M38S</meta:editing-duration>
    <meta:editing-cycles>6</meta:editing-cycles>
    <meta:generator>LibreOffice/4.2.8.2$Linux_X86_64 LibreOffice_project/420m0$Build-2</meta:generator>
    <meta:document-statistic meta:table-count="3" meta:cell-count="489" meta:object-count="0"/>
  </office:meta>
</office:document-meta>
</file>